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11cm" fo:min-width="2.158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469cm" fo:min-width="3.886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aecf00"/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9.017cm" svg:height="2.143cm" svg:x="2.753cm" svg:y="0.797cm">
          <text:p text:style-name="P1"><text:span text:style-name="T1">Security implemented by other life cycle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794cm" svg:height="1.397cm" svg:x="1.016cm" svg:y="5.715cm">
          <text:p text:style-name="P1"><text:span text:style-name="T1">Acquisi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413cm" svg:y1="5.715cm" svg:x2="3.429cm" svg:y2="5.08cm" draw:start-shape="id1" draw:start-glue-point="0" draw:end-shape="id2" draw:end-glue-point="2" svg:d="M2413 5715l1016-635" svg:viewBox="0 0 1017 636">
          <text:p/>
        </draw:connector>
        <draw:connector draw:style-name="gr3" draw:text-style-name="P4" draw:layer="layout" draw:type="line" svg:x1="9.906cm" svg:y1="3.937cm" svg:x2="7.261cm" svg:y2="2.94cm" draw:start-shape="id3" draw:start-glue-point="0" draw:end-shape="id4" svg:d="M9906 3937l-2645-997" svg:viewBox="0 0 2646 998">
          <text:p/>
        </draw:connector>
        <draw:custom-shape draw:style-name="gr2" draw:text-style-name="P3" xml:id="id9" draw:id="id9" draw:layer="layout" svg:width="2.54cm" svg:height="1.016cm" svg:x="12.192cm" svg:y="6.477cm">
          <text:p text:style-name="P1"><text:span text:style-name="T1">Projec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3.429cm" svg:y1="3.683cm" svg:x2="7.262cm" svg:y2="2.94cm" draw:start-shape="id2" draw:start-glue-point="0" draw:end-shape="id4" draw:end-glue-point="8" svg:d="M3429 3683l3833-743" svg:viewBox="0 0 3834 744">
          <text:p/>
        </draw:connector>
        <draw:connector draw:style-name="gr3" draw:text-style-name="P4" draw:layer="layout" draw:type="line" svg:x1="16.891cm" svg:y1="3.683cm" svg:x2="7.262cm" svg:y2="2.941cm" draw:start-shape="id5" draw:start-glue-point="0" svg:d="M16891 3683l-9629-742" svg:viewBox="0 0 9630 743">
          <text:p/>
        </draw:connector>
        <draw:custom-shape draw:style-name="gr2" draw:text-style-name="P3" xml:id="id6" draw:id="id6" draw:layer="layout" svg:width="3.302cm" svg:height="1.905cm" svg:x="4.699cm" svg:y="8.636cm">
          <text:p text:style-name="P1"><text:span text:style-name="T1">Infrastructure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6.35cm" svg:y1="8.636cm" svg:x2="9.906cm" svg:y2="5.842cm" draw:start-shape="id6" draw:start-glue-point="0" draw:end-shape="id3" draw:end-glue-point="2" svg:d="M6350 8636l3556-2794" svg:viewBox="0 0 3557 2795">
          <text:p/>
        </draw:connector>
        <draw:custom-shape draw:style-name="gr2" draw:text-style-name="P3" xml:id="id7" draw:id="id7" draw:layer="layout" svg:width="3.302cm" svg:height="2.159cm" svg:x="8.509cm" svg:y="7.493cm">
          <text:p text:style-name="P1"><text:span text:style-name="T1">Human resource management <text:s/>(peop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81cm" svg:height="2.413cm" svg:x="9.017cm" svg:y="10.414cm">
          <text:p text:style-name="P1"><text:span text:style-name="T1">Key developers know how to develop secure softw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16cm" svg:y1="7.493cm" svg:x2="9.906cm" svg:y2="5.842cm" draw:start-shape="id7" draw:start-glue-point="0" draw:end-shape="id3" draw:end-glue-point="2" svg:d="M10160 7493l-254-1651" svg:viewBox="0 0 255 1652">
          <text:p/>
        </draw:connector>
        <draw:connector draw:style-name="gr3" draw:text-style-name="P4" draw:layer="layout" draw:type="line" svg:x1="10.922cm" svg:y1="10.414cm" svg:x2="10.16cm" svg:y2="9.652cm" draw:start-shape="id8" draw:start-glue-point="0" draw:end-shape="id7" draw:end-glue-point="2" svg:d="M10922 10414l-762-762" svg:viewBox="0 0 763 763">
          <text:p/>
        </draw:connector>
        <draw:custom-shape draw:style-name="gr2" draw:text-style-name="P3" xml:id="id10" draw:id="id10" draw:layer="layout" svg:width="3.175cm" svg:height="1.016cm" svg:x="12.827cm" svg:y="7.874cm">
          <text:p text:style-name="P1"><text:span text:style-name="T1">Risk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3.175cm" svg:height="1.016cm" svg:x="13.462cm" svg:y="9.652cm">
          <text:p text:style-name="P1"><text:span text:style-name="T1">Configuration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3.175cm" svg:height="1.016cm" svg:x="16.002cm" svg:y="11.684cm">
          <text:p text:style-name="P1"><text:span text:style-name="T1">Quality assur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3.462cm" svg:y1="6.477cm" svg:x2="16.891cm" svg:y2="5.588cm" draw:start-shape="id9" draw:start-glue-point="0" draw:end-shape="id5" draw:end-glue-point="2" svg:d="M13462 6477l3429-889" svg:viewBox="0 0 3430 890">
          <text:p/>
        </draw:connector>
        <draw:connector draw:style-name="gr3" draw:text-style-name="P4" draw:layer="layout" draw:type="line" svg:x1="14.414cm" svg:y1="7.874cm" svg:x2="16.891cm" svg:y2="5.588cm" draw:start-shape="id10" draw:start-glue-point="0" draw:end-shape="id5" draw:end-glue-point="2" svg:d="M14414 7874l2477-2286" svg:viewBox="0 0 2478 2287">
          <text:p/>
        </draw:connector>
        <draw:connector draw:style-name="gr3" draw:text-style-name="P4" draw:layer="layout" draw:type="line" svg:x1="16.637cm" svg:y1="10.16cm" svg:x2="16.891cm" svg:y2="5.588cm" draw:start-shape="id11" draw:start-glue-point="1" draw:end-shape="id5" draw:end-glue-point="2" svg:d="M16637 10160l254-4572" svg:viewBox="0 0 255 4573">
          <text:p/>
        </draw:connector>
        <draw:connector draw:style-name="gr3" draw:text-style-name="P4" draw:layer="layout" draw:type="line" svg:x1="17.589cm" svg:y1="11.684cm" svg:x2="16.891cm" svg:y2="5.588cm" draw:start-shape="id12" draw:start-glue-point="0" draw:end-shape="id5" draw:end-glue-point="2" svg:d="M17589 11684l-698-6096" svg:viewBox="0 0 699 6097">
          <text:p/>
        </draw:connector>
        <draw:custom-shape draw:style-name="gr2" draw:text-style-name="P3" xml:id="id13" draw:id="id13" draw:layer="layout" svg:width="3.302cm" svg:height="2.794cm" svg:x="1.016cm" svg:y="10.414cm">
          <text:p text:style-name="P1"><text:span text:style-name="T1">Contracts with deployment and CDN 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2.667cm" svg:y1="10.414cm" svg:x2="2.413cm" svg:y2="7.112cm" draw:start-shape="id13" draw:start-glue-point="0" draw:end-shape="id1" draw:end-glue-point="2" svg:d="M2667 10414l-254-3302" svg:viewBox="0 0 255 3303">
          <text:p/>
        </draw:connector>
        <draw:custom-shape draw:style-name="gr2" draw:text-style-name="P3" xml:id="id14" draw:id="id14" draw:layer="layout" svg:width="3.556cm" svg:height="2.54cm" svg:x="2.667cm" svg:y="13.716cm">
          <text:p text:style-name="P1"><text:span text:style-name="T1">Development &amp; test environments protected from att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556cm" svg:height="2.54cm" svg:x="7.112cm" svg:y="13.716cm">
          <text:p text:style-name="P1"><text:span text:style-name="T1">CI automated test environment does not have protected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4.445cm" svg:y1="13.716cm" svg:x2="6.35cm" svg:y2="10.541cm" draw:start-shape="id14" draw:start-glue-point="0" draw:end-shape="id6" draw:end-glue-point="2" svg:d="M4445 13716l1905-3175" svg:viewBox="0 0 1906 3176">
          <text:p/>
        </draw:connector>
        <draw:connector draw:style-name="gr3" draw:text-style-name="P4" draw:layer="layout" draw:type="line" svg:x1="8.89cm" svg:y1="13.716cm" svg:x2="6.35cm" svg:y2="10.541cm" draw:start-shape="id15" draw:start-glue-point="0" draw:end-shape="id6" draw:end-glue-point="2" svg:d="M8890 13716l-2540-3175" svg:viewBox="0 0 2541 3176">
          <text:p/>
        </draw:connector>
        <draw:custom-shape draw:style-name="gr4" draw:text-style-name="P3" xml:id="id2" draw:id="id2" draw:layer="layout" svg:width="2.794cm" svg:height="1.397cm" svg:x="2.032cm" svg:y="3.683cm">
          <text:p text:style-name="P1"><text:span text:style-name="T1">Agreement proc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572cm" svg:height="1.905cm" svg:x="7.62cm" svg:y="3.937cm">
          <text:p text:style-name="P1"><text:span text:style-name="T1">Organizational project-enabling 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572cm" svg:height="1.905cm" svg:x="14.605cm" svg:y="3.683cm">
          <text:p text:style-name="P1"><text:span text:style-name="T1">Technical management 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25T12:30:20.165021913</dc:date>
    <meta:editing-duration>PT3H33M41S</meta:editing-duration>
    <meta:editing-cycles>55</meta:editing-cycles>
    <meta:generator>LibreOffice/5.1.6.2$Linux_X86_64 LibreOffice_project/10m0$Build-2</meta:generator>
    <meta:document-statistic meta:object-count="29"/>
  </office:meta>
</office:document-meta>
</file>